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6f25" officeooo:paragraph-rsid="00066f25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0799in" draw:marker-end-width="0.0799in" draw:fill-color="#ffffff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fill-color="#ffffff" draw:textarea-horizontal-align="center" draw:textarea-vertical-align="middle" fo:padding-top="0.0098in" fo:padding-bottom="0.0098in" fo:padding-left="0.0098in" fo:padding-right="0.0098in" style:run-through="foreground"/>
    </style:style>
    <style:style style:name="gr4" style:family="graphic">
      <style:graphic-properties draw:stroke="none" svg:stroke-width="0.0201in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1in" svg:stroke-color="#000000" draw:fill="none" draw:fill-color="#ffffff" fo:min-height="0.221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201in" svg:stroke-color="#000000" draw:fill="none" draw:fill-color="#ffffff" fo:min-height="0.3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01in" svg:stroke-color="#000000" draw:fill="none" draw:fill-color="#ffffff" fo:min-height="0.2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1in" svg:stroke-color="#000000" draw:fill="none" draw:fill-color="#ffffff" fo:min-height="0.38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01in" svg:stroke-color="#000000" draw:fill="none" draw:fill-color="#ffffff" fo:min-height="0.4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000000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1" draw:style-name="gr2"><draw:line draw:style-name="gr3" draw:text-style-name="P2" svg:x1="0.0681in" svg:y1="5.489in" svg:x2="0.2697in" svg:y2="5.2874in"><text:p/></draw:line><draw:line draw:style-name="gr3" draw:text-style-name="P2" svg:x1="0.4492in" svg:y1="5.489in" svg:x2="0.2701in" svg:y2="5.3098in"><text:p/></draw:line><draw:line draw:style-name="gr3" draw:text-style-name="P2" svg:x1="0.2472in" svg:y1="4.9846in" svg:x2="0.2472in" svg:y2="5.3098in"><text:p/></draw:line><draw:line draw:style-name="gr3" draw:text-style-name="P2" svg:x1="0.1236in" svg:y1="4.9846in" svg:x2="0.3811in" svg:y2="4.9846in"><text:p/></draw:line><draw:circle draw:style-name="gr3" draw:text-style-name="P3" svg:width="0.2142in" svg:height="0.2142in" svg:x="0.1236in" svg:y="4.75in"><text:p/></draw:circle></draw:g><draw:g text:anchor-type="paragraph" draw:z-index="9" draw:style-name="gr2"><draw:line draw:style-name="gr3" draw:text-style-name="P2" svg:x1="-0.1154in" svg:y1="2.5579in" svg:x2="0.0862in" svg:y2="2.3563in"><text:p/></draw:line><draw:line draw:style-name="gr3" draw:text-style-name="P2" svg:x1="0.2654in" svg:y1="2.5583in" svg:x2="0.0862in" svg:y2="2.3791in"><text:p/></draw:line><draw:line draw:style-name="gr3" draw:text-style-name="P2" svg:x1="0.0638in" svg:y1="2.0535in" svg:x2="0.0638in" svg:y2="2.3787in"><text:p/></draw:line><draw:line draw:style-name="gr3" draw:text-style-name="P2" svg:x1="-0.0598in" svg:y1="2.0535in" svg:x2="0.1976in" svg:y2="2.0535in"><text:p/></draw:line><draw:circle draw:style-name="gr3" draw:text-style-name="P3" svg:width="0.2142in" svg:height="0.2142in" svg:x="-0.0598in" svg:y="1.8193in"><text:p/></draw:circle></draw:g><draw:g text:anchor-type="paragraph" draw:z-index="13" draw:style-name="gr2"><draw:line draw:style-name="gr3" draw:text-style-name="P2" svg:x1="6.4319in" svg:y1="2.3744in" svg:x2="6.6335in" svg:y2="2.1728in"><text:p/></draw:line><draw:line draw:style-name="gr3" draw:text-style-name="P2" svg:x1="6.8126in" svg:y1="2.3744in" svg:x2="6.6335in" svg:y2="2.1953in"><text:p/></draw:line><draw:line draw:style-name="gr3" draw:text-style-name="P2" svg:x1="6.611in" svg:y1="1.8701in" svg:x2="6.611in" svg:y2="2.1953in"><text:p/></draw:line><draw:line draw:style-name="gr3" draw:text-style-name="P2" svg:x1="6.4874in" svg:y1="1.8701in" svg:x2="6.7449in" svg:y2="1.8701in"><text:p/></draw:line><draw:circle draw:style-name="gr3" draw:text-style-name="P3" svg:width="0.2142in" svg:height="0.2142in" svg:x="6.4874in" svg:y="1.6354in"><text:p/></draw:circle></draw:g><draw:rect text:anchor-type="paragraph" draw:z-index="0" draw:style-name="gr1" draw:text-style-name="P2" svg:width="4.8823in" svg:height="4.6925in" svg:x="0.9102in" svg:y="1.3665in"><text:p/></draw:rect><draw:frame text:anchor-type="paragraph" draw:z-index="2" draw:style-name="gr4" draw:text-style-name="P5" svg:width="1.0933in" svg:height="0.2323in" svg:x="-0.2661in" svg:y="5.6307in"><draw:text-box><text:p text:style-name="P4">Visitor</text:p></draw:text-box></draw:frame><draw:frame text:anchor-type="paragraph" draw:z-index="3" draw:style-name="gr5" draw:text-style-name="P5" svg:width="1.4705in" svg:height="0.2413in" svg:x="1.4555in" svg:y="4.7992in"><draw:text-box><text:p text:style-name="P4">Viewing pastes</text:p></draw:text-box></draw:frame><draw:frame text:anchor-type="paragraph" draw:z-index="4" draw:style-name="gr6" draw:text-style-name="P5" svg:width="4.9614in" svg:height="0.3295in" svg:x="0.8465in" svg:y="0.9591in"><draw:text-box><text:p text:style-name="P4">A pastebin web application developed in Python using Django</text:p></draw:text-box></draw:frame><draw:frame text:anchor-type="paragraph" draw:z-index="5" draw:style-name="gr7" draw:text-style-name="P6" svg:width="1.4713in" svg:height="0.2217in" svg:x="1.4752in" svg:y="5.1472in"><draw:text-box><text:p text:style-name="P4"><text:span text:style-name="T1">Adding pastes</text:span></text:p></draw:text-box></draw:frame><draw:frame text:anchor-type="paragraph" draw:z-index="6" draw:style-name="gr8" draw:text-style-name="P5" svg:width="1.4705in" svg:height="0.4232in" svg:x="1.4165in" svg:y="1.7528in"><draw:text-box><text:p text:style-name="P4">Marking pastes as favorites</text:p></draw:text-box></draw:frame><draw:frame text:anchor-type="paragraph" draw:z-index="7" draw:style-name="gr8" draw:text-style-name="P5" svg:width="1.4705in" svg:height="0.4039in" svg:x="1.4071in" svg:y="2.2563in"><draw:text-box><text:p text:style-name="P4">Adding comments</text:p></draw:text-box></draw:frame><draw:frame text:anchor-type="paragraph" draw:z-index="8" draw:style-name="gr5" draw:text-style-name="P5" svg:width="1.4705in" svg:height="0.2413in" svg:x="1.4071in" svg:y="2.7591in"><draw:text-box><text:p text:style-name="P4">Deleting own pastes</text:p></draw:text-box></draw:frame><draw:frame text:anchor-type="paragraph" draw:z-index="10" draw:style-name="gr9" draw:text-style-name="P5" svg:width="1.0933in" svg:height="0.4039in" svg:x="-0.4492in" svg:y="2.7in"><draw:text-box><text:p text:style-name="P4">Registered user</text:p></draw:text-box></draw:frame><draw:frame text:anchor-type="paragraph" draw:z-index="11" draw:style-name="gr5" draw:text-style-name="P5" svg:width="1.4705in" svg:height="0.2413in" svg:x="4.0764in" svg:y="1.7236in"><draw:text-box><text:p text:style-name="P4">Deleting pastes</text:p></draw:text-box></draw:frame><draw:frame text:anchor-type="paragraph" draw:z-index="12" draw:style-name="gr5" draw:text-style-name="P5" svg:width="1.4705in" svg:height="0.2413in" svg:x="4.0665in" svg:y="2.2752in"><draw:text-box><text:p text:style-name="P4">Deleting comments</text:p></draw:text-box></draw:frame><draw:frame text:anchor-type="paragraph" draw:z-index="14" draw:style-name="gr4" draw:text-style-name="P5" svg:width="1.0933in" svg:height="0.2323in" svg:x="6.098in" svg:y="2.5161in"><draw:text-box><text:p text:style-name="P4">Administrator</text:p></draw:text-box></draw:frame><draw:line text:anchor-type="paragraph" draw:z-index="15" draw:style-name="gr10" draw:text-style-name="P2" svg:x1="1.4169in" svg:y1="1.9264in" svg:x2="0.3917in" svg:y2="2.1583in"><text:p/></draw:line><draw:line text:anchor-type="paragraph" draw:z-index="16" draw:style-name="gr10" draw:text-style-name="P2" svg:x1="1.4071in" svg:y1="2.439in" svg:x2="0.498in" svg:y2="2.3327in"><text:p/></draw:line><draw:line text:anchor-type="paragraph" draw:z-index="17" draw:style-name="gr10" draw:text-style-name="P2" svg:x1="1.4067in" svg:y1="2.8551in" svg:x2="0.5465in" svg:y2="2.5744in"><text:p/></draw:line><draw:line text:anchor-type="paragraph" draw:z-index="18" draw:style-name="gr10" draw:text-style-name="P2" svg:x1="1.4555in" svg:y1="4.9146in" svg:x2="0.6917in" svg:y2="5.0307in"><text:p/></draw:line><draw:line text:anchor-type="paragraph" draw:z-index="19" draw:style-name="gr10" draw:text-style-name="P2" svg:x1="1.4748in" svg:y1="5.2437in" svg:x2="0.711in" svg:y2="5.1756in"><text:p/></draw:line><draw:line text:anchor-type="paragraph" draw:z-index="20" draw:style-name="gr10" draw:text-style-name="P2" svg:x1="5.5465in" svg:y1="1.8102in" svg:x2="6.2429in" svg:y2="1.965in"><text:p/></draw:line><draw:line text:anchor-type="paragraph" draw:z-index="21" draw:style-name="gr10" draw:text-style-name="P2" svg:x1="5.5366in" svg:y1="2.352in" svg:x2="6.2331in" svg:y2="2.226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2:08:01.973990413</meta:creation-date>
    <dc:date>2015-03-12T14:43:21.629839458</dc:date>
    <meta:editing-duration>PT11M26S</meta:editing-duration>
    <meta:editing-cycles>8</meta:editing-cycles>
    <meta:generator>LibreOffice/4.4.0.3$Linux_X86_64 LibreOffice_project/4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